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endProcessor.discardData( WebSocke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onError(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ListenerWebSocketSession.handleClose( CloseStatus close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ocketReceivePublisher.readingP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ReceivePublisher.checkOnData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ReceivePublisher.handleMessage( WebSocket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ListenerWebSocketSession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ReceivePublish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onNext( Void aV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ebSocketSession.send( Publisher &lt; WebSocketMessage &gt; 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ListenerWebSocketSession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AbstractListenerWebSocketSession( T delegate , String id , HandshakeInfo info , DataBufferFactory bufferFactory , @ Nullable Sinks . Empty &lt; Void &gt; handler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SendProcessor.write( WebSocket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stenerWebSocketSession.handle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ocketReceivePublisher.discard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ocketSendProcessor.setReadyToSend( boolean rea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ReceivePublisher.WebSocketReceive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ndProcessor.WebSocketSen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ndProcessor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ndProcessor.isDataEmpty( WebSocke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handleMessage( Type type , WebSocke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ebSocketSession.getSen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stenerWebSocketSession.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WebSocketSession.AbstractListenerWebSocketSession( T delegate , String id , HandshakeInfo info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